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7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2.836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2.438cm" fo:min-width="2.47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872cm" fo:min-width="2.0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607cm" fo:min-width="5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ution Description</text:p>
          </draw:text-box>
        </draw:frame>
        <draw:custom-shape draw:style-name="gr1" draw:text-style-name="P1" draw:layer="layout" svg:width="2.6cm" svg:height="5cm" svg:x="7.4cm" svg:y="10.4cm">
          <text:p text:style-name="P1">Web</text:p>
          <text:p text:style-name="P1">so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cm" svg:height="3.086cm" svg:x="16cm" svg:y="9.6cm">
          <text:p text:style-name="P1">APP_S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2cm" svg:height="3.8cm" svg:x="11.8cm" svg:y="14.4cm">
          <text:p text:style-name="P1">Play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2cm" svg:height="3.8cm" svg:x="20cm" svg:y="14.6cm">
          <text:p text:style-name="P1">Match_Que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6cm" svg:height="3cm" svg:x="1.2cm" svg:y="7.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6cm" svg:height="3cm" svg:x="1.2cm" svg:y="11.2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6cm" svg:height="3cm" svg:x="1.4cm" svg:y="14.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8cm" svg:y1="9cm" svg:x2="7.4cm" svg:y2="13cm">
          <text:p/>
        </draw:line>
        <draw:line draw:style-name="gr5" draw:text-style-name="P3" draw:layer="layout" svg:x1="4.8cm" svg:y1="12.8cm" svg:x2="7.4cm" svg:y2="13cm">
          <text:p/>
        </draw:line>
        <draw:line draw:style-name="gr5" draw:text-style-name="P3" draw:layer="layout" svg:x1="5cm" svg:y1="16.2cm" svg:x2="7.4cm" svg:y2="13cm">
          <text:p/>
        </draw:line>
        <draw:line draw:style-name="gr5" draw:text-style-name="P3" draw:layer="layout" svg:x1="17.6cm" svg:y1="12.686cm" svg:x2="13.8cm" svg:y2="14.4cm">
          <text:p/>
        </draw:line>
        <draw:line draw:style-name="gr5" draw:text-style-name="P3" draw:layer="layout" svg:x1="17.6cm" svg:y1="12.686cm" svg:x2="22cm" svg:y2="14.6cm">
          <text:p/>
        </draw:line>
        <draw:custom-shape draw:style-name="gr6" draw:text-style-name="P1" draw:layer="layout" svg:width="5.6cm" svg:height="2.857cm" svg:x="11.6cm" svg:y="4cm">
          <text:p text:style-name="P1">AP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4.4cm" svg:y1="6.857cm" svg:x2="8.6cm" svg:y2="10.4cm">
          <text:p/>
        </draw:line>
        <draw:line draw:style-name="gr5" draw:text-style-name="P3" draw:layer="layout" svg:x1="14.4cm" svg:y1="6.857cm" svg:x2="17.8cm" svg:y2="9.6cm">
          <text:p/>
        </draw:line>
        <draw:frame draw:style-name="gr7" draw:text-style-name="P4" draw:layer="layout" svg:width="5cm" svg:height="0.962cm" svg:x="9.2cm" svg:y="7.8cm">
          <draw:text-box>
            <text:p>starts</text:p>
          </draw:text-box>
        </draw:frame>
        <draw:frame draw:style-name="gr7" draw:text-style-name="P4" draw:layer="layout" svg:width="5cm" svg:height="0.962cm" svg:x="16.2cm" svg:y="7.638cm">
          <draw:text-box>
            <text:p>starts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ution Description</text:p>
          </draw:text-box>
        </draw:frame>
        <draw:frame presentation:style-name="pr3" draw:text-style-name="P7" draw:layer="layout" svg:width="25.199cm" svg:height="12.179cm" svg:x="1.4cm" svg:y="4.914cm" presentation:class="subtitle">
          <draw:text-box>
            <text:p text:style-name="P6">Why Websocket?</text:p>
            <text:p text:style-name="P6"/>
            <text:p text:style-name="P6"><text:tab/>- Easy to implement with cowboy!</text:p>
            <text:p text:style-name="P6"><text:tab/>- Better alternative than RESTful web service in a real time app (no need for long polling!)</text:p>
            <text:p text:style-name="P6"><text:tab/>- Better with high loads!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ution Description</text:p>
          </draw:text-box>
        </draw:frame>
        <draw:frame presentation:style-name="pr3" draw:text-style-name="P7" draw:layer="layout" svg:width="25.199cm" svg:height="12.661cm" svg:x="1.4cm" svg:y="4.673cm" presentation:class="subtitle" presentation:user-transformed="true">
          <draw:text-box>
            <text:p text:style-name="P6">Why no Database(kind of)?</text:p>
            <text:p text:style-name="P6"/>
            <text:p text:style-name="P6"><text:tab/>- Since the challenge was to make a matchmaking service, there was a small need to fetch some user information, so the solution was dets for a temporary disk table to keep the users instead of mnesia.</text:p>
            <text:p text:style-name="P6"><text:tab/>- There is module (Players) that works like a simple Authorization Service that cares of the users info.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ution Description</text:p>
          </draw:text-box>
        </draw:frame>
        <draw:frame presentation:style-name="pr3" draw:text-style-name="P7" draw:layer="layout" svg:width="25.199cm" svg:height="12.179cm" svg:x="1.4cm" svg:y="4.914cm" presentation:class="subtitle">
          <draw:text-box>
            <text:p text:style-name="P6">What is Match_Queue Module?</text:p>
            <text:p text:style-name="P6"/>
            <text:p text:style-name="P6"><text:tab/>- Is a worker that cares of the matchmaking!</text:p>
            <text:p text:style-name="P6"><text:tab/>- It iterates through all the players in the queue to find a matching opponent.</text:p>
            <text:p text:style-name="P6"><text:tab/>- If it doesn’t find an opponent, it will increase the chances to find an opponent in a next iteration by including the retries in the formula.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22:28.448116149</meta:creation-date>
    <dc:date>2019-04-25T18:54:31.883396553</dc:date>
    <meta:editing-duration>PT3H41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